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Se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Entry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remove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uesImpl.remov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Base.entr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Base.entri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ContextBas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Set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writeProperty( PropertyDescriptor descriptor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trySe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Entry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Base.readProperty( PropertyDescriptor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Base.containsValue(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ntrySetImpl.contain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rySet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Contex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Base.get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pEntryImpl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values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Impl.contain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Impl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cle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ntrySetImpl.remov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EntryImpl.MapEntryImpl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Bas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Base.equal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Base.remove( Map . Entry en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Base.put( Object key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extBas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Impl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Entry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ntrySetImpl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